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61000003014F8F6D12.png" manifest:media-type="image/png"/>
  <manifest:file-entry manifest:full-path="Pictures/1000195900003EF300004F7CB69DD548.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4cm" svg:stroke-color="#999999" draw:marker-start-width="0.26cm" draw:marker-end-width="0.26cm" draw:fill="gradient" draw:fill-color="#ffffff" draw:fill-gradient-name="Sfumatura_20_bianca2" draw:textarea-horizontal-align="center" draw:textarea-vertical-align="middle" fo:padding-top="0.145cm" fo:padding-bottom="0.145cm" fo:padding-left="0.27cm" fo:padding-right="0.27cm" draw:shadow="visible"/>
    </style:style>
    <style:style style:name="gr3" style:family="graphic" style:parent-style-name="standard">
      <style:graphic-properties draw:stroke="solid" svg:stroke-color="#280099" draw:fill="gradient" draw:fill-color="#280099" draw:fill-gradient-name="Blue_20_Gradient" draw:textarea-horizontal-align="center" draw:textarea-vertical-align="middle"/>
    </style:style>
    <style:style style:name="gr4" style:family="graphic" style:parent-style-name="standard">
      <style:graphic-properties draw:stroke="solid" draw:stroke-dash="Ultrafine_20_Dashed" svg:stroke-width="0.04cm" svg:stroke-color="#999999" draw:marker-start-width="0.26cm" draw:marker-end-width="0.26cm" draw:fill="gradient" draw:fill-color="#ffffff" draw:fill-gradient-name="Sfumatura_20_bianca2" draw:textarea-vertical-align="middle" fo:padding-top="0.145cm" fo:padding-bottom="0.145cm" fo:padding-left="0.27cm" fo:padding-right="0.27cm" draw:shadow="visible" draw:shadow-color="#808080"/>
    </style:style>
    <style:style style:name="gr5" style:family="graphic" style:parent-style-name="standard">
      <style:graphic-properties draw:stroke="solid" draw:stroke-dash="Ultrafine_20_Dashed" svg:stroke-width="0.02cm" svg:stroke-color="#dc2300" draw:marker-start-width="0.23cm" draw:marker-end-width="0.23cm" draw:fill="gradient" draw:fill-color="#dc2300" draw:fill-gradient-name="Red_20_Gradient2" draw:textarea-vertical-align="middle" fo:padding-top="0.085cm" fo:padding-bottom="0.085cm" fo:padding-left="0.21cm" fo:padding-right="0.21cm"/>
    </style:style>
    <style:style style:name="gr6" style:family="graphic" style:parent-style-name="standard">
      <style:graphic-properties draw:stroke="solid" draw:stroke-dash="Ultrafine_20_Dashed" svg:stroke-width="0.02cm" svg:stroke-color="#dc2300" draw:marker-start-width="0.23cm" draw:marker-end-width="0.23cm" draw:fill="solid" draw:fill-color="#ffffff" draw:textarea-vertical-align="middle" fo:padding-top="-0.015cm" fo:padding-bottom="-0.015cm" fo:padding-left="0.11cm" fo:padding-right="0.11cm"/>
    </style:style>
    <style:style style:name="gr7"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8" style:family="graphic" style:parent-style-name="standard">
      <style:graphic-properties draw:stroke="solid" svg:stroke-color="#280099" draw:fill="solid" draw:fill-color="#280099" draw:textarea-vertical-align="middle"/>
    </style:style>
    <style:style style:name="gr9" style:family="graphic" style:parent-style-name="standard">
      <style:graphic-properties draw:fill="none" draw:textarea-horizontal-align="justify" draw:textarea-vertical-align="middle" draw:auto-grow-height="false" fo:min-height="4.134cm" fo:min-width="3.884cm"/>
    </style:style>
    <style:style style:name="P1" style:family="paragraph">
      <style:paragraph-properties fo:text-align="center"/>
    </style:style>
  </office:automatic-styles>
  <office:body>
    <office:drawing>
      <draw:page draw:name="page1" draw:style-name="dp1" draw:master-page-name="Predefinito">
        <draw:g>
          <draw:frame draw:style-name="gr1" draw:text-style-name="P1" draw:layer="layout" svg:width="3.167cm" svg:height="4.002cm" draw:transform="skewX (-0.000523598775598304) rotate (0.628318530717959) translate (7.6cm 4.012cm)">
            <draw:image xlink:href="Pictures/1000195900003EF300004F7CB69DD548.svg" xlink:type="simple" xlink:show="embed" xlink:actuate="onLoad">
              <text:p/>
            </draw:image>
            <draw:image xlink:href="Pictures/1000020100000261000003014F8F6D12.png" xlink:type="simple" xlink:show="embed" xlink:actuate="onLoad"/>
          </draw:frame>
          <draw:g>
            <draw:polygon draw:style-name="gr2" draw:text-style-name="P1" draw:layer="layout" svg:width="3.399cm" svg:height="3.399cm" svg:x="8.1cm" svg:y="4.7cm" svg:viewBox="0 0 3400 3400" draw:points="0,1700 0,1850 100,1900 50,1950 50,2100 250,2300 250,2600 350,2700 450,2700 400,2800 600,3000 700,2950 700,3050 800,3150 1100,3150 1300,3350 1450,3350 1500,3300 1550,3400 1700,3400 1700,3400 1850,3400 1900,3300 1950,3350 2100,3350 2300,3150 2600,3150 2700,3050 2700,2950 2800,3000 3000,2800 2950,2700 3050,2700 3150,2600 3150,2300 3350,2100 3350,1950 3300,1900 3400,1850 3400,1700 3400,1700 3400,1550 3300,1500 3350,1450 3350,1300 3150,1100 3150,800 3050,700 2950,700 3000,600 2800,400 2700,450 2700,350 2600,250 2300,250 2100,50 1950,50 1900,100 1850,0 1700,0 1700,0 1550,0 1500,100 1450,50 1300,50 1100,250 800,250 700,350 700,450 600,400 400,600 450,700 350,700 250,800 250,1100 50,1300 50,1450 100,1500 0,1550">
              <text:p/>
            </draw:polygon>
            <draw:polygon draw:style-name="gr3" draw:text-style-name="P1" draw:layer="layout" svg:width="2.899cm" svg:height="2.899cm" svg:x="8.35cm" svg:y="4.95cm" svg:viewBox="0 0 2900 2900" draw:points="0,1450 0,1350 200,1350 0,1150 100,1050 400,1350 800,1350 600,1150 700,1050 1000,1350 1200,1350 650,800 200,800 200,650 500,650 350,500 500,350 600,450 600,200 750,200 750,600 1350,1200 1350,1000 1050,700 1150,600 1350,800 1350,400 1050,100 1150,0 1350,200 1350,0 1450,0 1550,0 1550,200 1750,0 1850,100 1550,400 1550,800 1750,600 1850,700 1550,1000 1550,1200 2100,650 2100,200 2250,200 2250,500 2400,350 2550,500 2450,600 2700,600 2700,750 2300,750 1700,1350 1900,1350 2200,1050 2300,1150 2100,1350 2500,1350 2800,1050 2900,1150 2700,1350 2900,1350 2900,1450 2900,1550 2700,1550 2900,1750 2800,1850 2500,1550 2100,1550 2300,1750 2200,1850 1900,1550 1700,1550 2250,2100 2700,2100 2700,2250 2400,2250 2550,2400 2400,2550 2300,2450 2300,2700 2150,2700 2150,2300 1550,1700 1550,1900 1850,2200 1750,2300 1550,2100 1550,2500 1850,2800 1750,2900 1550,2700 1550,2900 1450,2900 1350,2900 1350,2700 1150,2900 1050,2800 1350,2500 1350,2100 1150,2300 1050,2200 1350,1900 1350,1700 800,2250 800,2700 650,2700 650,2400 500,2550 350,2400 450,2300 200,2300 200,2150 600,2150 1200,1550 1000,1550 700,1850 600,1750 800,1550 400,1550 100,1850 0,1750 200,1550 0,1550">
              <text:p/>
            </draw:polygon>
          </draw:g>
          <draw:g>
            <draw:path draw:style-name="gr4" draw:text-style-name="P1" draw:layer="layout" svg:width="2.705cm" svg:height="3.68cm" svg:x="10.544cm" svg:y="2.919cm" svg:viewBox="0 0 2706 3681" svg:d="M0 2545c0 553 619 1136 1312 1136s1025-320 1232-727 211-955 41-1453-417-762-746-1033-1016-635-1148-383 81 510 4 747-148 245-370 563-325 597-325 1150z">
              <text:p/>
            </draw:path>
            <draw:path draw:style-name="gr5" draw:text-style-name="P1" draw:layer="layout" svg:width="2.256cm" svg:height="3.272cm" svg:x="10.766cm" svg:y="3.114cm" svg:viewBox="0 0 2257 3273" svg:d="M6 2382c39 525 479 891 1075 891s843-224 1021-579 208-876 62-1310-475-748-758-984-654-466-772-382 108 222 75 547-210 455-401 732-341 560-302 1085z">
              <text:p/>
            </draw:path>
            <draw:path draw:style-name="gr6" draw:text-style-name="P1" draw:layer="layout" svg:width="1.119cm" svg:height="2.217cm" svg:x="11.303cm" svg:y="4.169cm" svg:viewBox="0 0 1120 2218" svg:d="M587 0c-8 72 14 191-135 454s-450 645-452 993 217 771 579 771 542-657 541-898-1-334-165-724-368-596-368-596z">
              <text:p/>
            </draw:path>
          </draw:g>
        </draw:g>
        <draw:g>
          <draw:g>
            <draw:polyline draw:style-name="gr7" draw:text-style-name="P1" draw:layer="layout" svg:width="1.699cm" svg:height="1.699cm" draw:transform="rotate (-1.5707963267949) translate (5.65cm 14.25cm)" svg:viewBox="0 0 1700 1700" draw:points="0,1700 150,1700 200,1600 250,1650 400,1650 600,1450 900,1450 1000,1350 1000,1250 1100,1300 1300,1100 1250,1000 1350,1000 1450,900 1450,600 1650,400 1650,250 1600,200 1700,150 1700,0">
              <text:p/>
            </draw:polyline>
            <draw:polyline draw:style-name="gr7" draw:text-style-name="P1" draw:layer="layout" svg:width="1.699cm" svg:height="1.699cm" svg:x="5.65cm" svg:y="14.25cm" svg:viewBox="0 0 1700 1700" draw:points="0,1700 150,1700 200,1600 250,1650 400,1650 600,1450 900,1450 1000,1350 1000,1250 1100,1300 1300,1100 1250,1000 1350,1000 1450,900 1450,600 1650,400 1650,250 1600,200 1700,150 1700,0">
              <text:p/>
            </draw:polyline>
            <draw:polyline draw:style-name="gr7" draw:text-style-name="P1" draw:layer="layout" svg:width="1.699cm" svg:height="1.699cm" draw:transform="rotate (1.5707963267949) translate (5.65cm 14.25cm)" svg:viewBox="0 0 1700 1700" draw:points="0,1700 150,1700 200,1600 250,1650 400,1650 600,1450 900,1450 1000,1350 1000,1250 1100,1300 1300,1100 1250,1000 1350,1000 1450,900 1450,600 1650,400 1650,250 1600,200 1700,150 1700,0">
              <text:p/>
            </draw:polyline>
            <draw:polyline draw:style-name="gr7" draw:text-style-name="P1" draw:layer="layout" svg:width="1.699cm" svg:height="1.699cm" draw:transform="rotate (-3.14159265358979) translate (5.65cm 14.25cm)" svg:viewBox="0 0 1700 1700" draw:points="0,1700 150,1700 200,1600 250,1650 400,1650 600,1450 900,1450 1000,1350 1000,1250 1100,1300 1300,1100 1250,1000 1350,1000 1450,900 1450,600 1650,400 1650,250 1600,200 1700,150 1700,0">
              <text:p/>
            </draw:polyline>
          </draw:g>
          <draw:g>
            <draw:polygon draw:style-name="gr8" draw:text-style-name="P1" draw:layer="layout" svg:width="1.449cm" svg:height="1.449cm" svg:x="4.2cm" svg:y="14.25cm" svg:viewBox="0 0 1450 1450" draw:points="0,0 0,100 200,100 0,300 100,400 400,100 800,100 600,300 700,400 1000,100 1200,100 600,700 200,700 200,850 450,850 350,950 500,1100 650,950 650,1250 800,1250 800,800 1350,250 1350,450 1050,750 1150,850 1350,650 1350,1050 1050,1350 1150,1450 1350,1250 1350,1450 1450,1450 1450,0">
              <text:p/>
            </draw:polygon>
            <draw:polygon draw:style-name="gr8" draw:text-style-name="P1" draw:layer="layout" svg:width="1.449cm" svg:height="1.449cm" draw:transform="rotate (1.5707963267949) translate (5.65cm 15.7cm)" svg:viewBox="0 0 1450 1450" draw:points="0,0 0,100 200,100 0,300 100,400 400,100 800,100 600,300 700,400 1000,100 1200,100 600,700 200,700 200,850 450,850 350,950 500,1100 650,950 650,1250 800,1250 800,800 1350,250 1350,450 1050,750 1150,850 1350,650 1350,1050 1050,1350 1150,1450 1350,1250 1350,1450 1450,1450 1450,0">
              <text:p/>
            </draw:polygon>
            <draw:polygon draw:style-name="gr8" draw:text-style-name="P1" draw:layer="layout" svg:width="1.449cm" svg:height="1.449cm" draw:transform="rotate (-3.14159265358979) translate (7.1cm 14.25cm)" svg:viewBox="0 0 1450 1450" draw:points="0,0 0,100 200,100 0,300 100,400 400,100 800,100 600,300 700,400 1000,100 1200,100 600,700 200,700 200,850 450,850 350,950 500,1100 650,950 650,1250 800,1250 800,800 1350,250 1350,450 1050,750 1150,850 1350,650 1350,1050 1050,1350 1150,1450 1350,1250 1350,1450 1450,1450 1450,0">
              <text:p/>
            </draw:polygon>
            <draw:polygon draw:style-name="gr8" draw:text-style-name="P1" draw:layer="layout" svg:width="1.449cm" svg:height="1.449cm" draw:transform="rotate (-1.5707963267949) translate (5.65cm 12.8cm)" svg:viewBox="0 0 1450 1450" draw:points="0,0 0,100 200,100 0,300 100,400 400,100 800,100 600,300 700,400 1000,100 1200,100 600,700 200,700 200,850 450,850 350,950 500,1100 650,950 650,1250 800,1250 800,800 1350,250 1350,450 1050,750 1150,850 1350,650 1350,1050 1050,1350 1150,1450 1350,1250 1350,1450 1450,1450 1450,0">
              <text:p/>
            </draw:polygon>
          </draw:g>
        </draw:g>
        <draw:custom-shape draw:style-name="gr9" draw:text-style-name="P1" draw:layer="layout" svg:width="6.2cm" svg:height="6.2cm" svg:x="7.375cm" svg:y="2.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Blue_20_Gradient" draw:display-name="Blue Gradient" draw:style="linear" draw:start-color="#280099" draw:end-color="#2300dc" draw:start-intensity="100%" draw:end-intensity="100%" draw:angle="3150" draw:border="0%"/>
    <draw:gradient draw:name="Red_20_Gradient2" draw:display-name="Red Gradient2" draw:style="linear" draw:start-color="#b80047" draw:end-color="#ff0000" draw:start-intensity="100%" draw:end-intensity="100%" draw:angle="3150" draw:border="0%"/>
    <draw:gradient draw:name="Sfumatura_20_bianca2" draw:display-name="Sfumatura bianca2" draw:style="linear" draw:start-color="#eeeeff" draw:end-color="#ffffff" draw:start-intensity="100%" draw:end-intensity="100%" draw:angle="315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3T08:10:37.294226190</meta:creation-date>
    <dc:date>2016-01-05T07:02:37.132856437</dc:date>
    <meta:editing-duration>PT41M26S</meta:editing-duration>
    <meta:editing-cycles>14</meta:editing-cycles>
    <meta:generator>LibreOffice/4.3.3.2$Linux_X86_64 LibreOffice_project/430m0$Build-2</meta:generator>
    <meta:document-statistic meta:object-count="21"/>
  </office:meta>
</office:document-meta>
</file>